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README.FILE</text:p>
      <text:p text:style-name="P1"/>
      <text:p text:style-name="P1">#I use MacOS so it cannot use local server and also cannot sound beep with Xcode</text:p>
      <text:p text:style-name="P1">#Server runs on windows10 with VRPN 07.26 <text:s/>and client runs on MacOS with VRPN 07.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